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12C0000012C54EBF8F00682555F.jpg" manifest:media-type="image/jpeg"/>
  <manifest:file-entry manifest:full-path="Pictures/10000000000000E20000013CEAF13F18C7A8A26B.jpg" manifest:media-type="image/jpeg"/>
  <manifest:file-entry manifest:full-path="Pictures/10000000000001160000017C583162DEE09F860F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T1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.27cm" svg:y="2.015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3.647cm" svg:height="0.032cm" svg:x="1.27cm" svg:y="3.172cm" svg:viewBox="0 0 3648 33" draw:points="0,33 3648,33 3648,0 0,0">
          <text:p/>
        </draw:polygon>
        <draw:frame draw:style-name="gr1" draw:text-style-name="P2" draw:layer="layout" svg:width="3.778cm" svg:height="0.475cm" svg:x="1.27cm" svg:y="2.745cm">
          <draw:text-box>
            <text:p text:style-name="P1"><text:span text:style-name="T1">Controller selected: </text:span></text:p>
          </draw:text-box>
        </draw:frame>
        <draw:frame draw:style-name="gr1" draw:text-style-name="P2" draw:layer="layout" svg:width="0.422cm" svg:height="0.475cm" svg:x="1.905cm" svg:y="3.476cm">
          <draw:text-box>
            <text:p text:style-name="P1"><text:span text:style-name="T1">● </text:span></text:p>
          </draw:text-box>
        </draw:frame>
        <draw:frame draw:style-name="gr1" draw:text-style-name="P2" draw:layer="layout" svg:width="2.745cm" svg:height="0.475cm" svg:x="2.54cm" svg:y="3.476cm">
          <draw:text-box>
            <text:p text:style-name="P1"><text:span text:style-name="T1">5069-L306ER </text:span></text:p>
          </draw:text-box>
        </draw:frame>
        <draw:frame draw:style-name="gr1" draw:text-style-name="P2" draw:layer="layout" svg:width="0.422cm" svg:height="0.475cm" svg:x="1.905cm" svg:y="4.206cm">
          <draw:text-box>
            <text:p text:style-name="P1"><text:span text:style-name="T1">● </text:span></text:p>
          </draw:text-box>
        </draw:frame>
        <draw:frame draw:style-name="gr1" draw:text-style-name="P2" draw:layer="layout" svg:width="1.255cm" svg:height="0.475cm" svg:x="2.54cm" svg:y="4.206cm">
          <draw:text-box>
            <text:p text:style-name="P1"><text:span text:style-name="T1">8 I/Os </text:span></text:p>
          </draw:text-box>
        </draw:frame>
        <draw:frame draw:style-name="gr1" draw:text-style-name="P2" draw:layer="layout" svg:width="0.422cm" svg:height="0.475cm" svg:x="1.905cm" svg:y="4.936cm">
          <draw:text-box>
            <text:p text:style-name="P1"><text:span text:style-name="T1">● </text:span></text:p>
          </draw:text-box>
        </draw:frame>
        <draw:frame draw:style-name="gr1" draw:text-style-name="P2" draw:layer="layout" svg:width="16.965cm" svg:height="0.475cm" svg:x="2.54cm" svg:y="4.936cm">
          <draw:text-box>
            <text:p text:style-name="P1"><text:span text:style-name="T1">https://configurator.rockwellautomation.com/#/configurator/E6650EFBABB645899D338ED</text:span></text:p>
          </draw:text-box>
        </draw:frame>
        <draw:frame draw:style-name="gr1" draw:text-style-name="P2" draw:layer="layout" svg:width="4.295cm" svg:height="0.475cm" svg:x="2.54cm" svg:y="5.667cm">
          <draw:text-box>
            <text:p text:style-name="P1"><text:span text:style-name="T1">D0D78A095/summary </text:span></text:p>
          </draw:text-box>
        </draw:frame>
        <draw:frame draw:style-name="gr1" draw:text-style-name="P2" draw:layer="layout" svg:width="0.422cm" svg:height="0.475cm" svg:x="1.27cm" svg:y="9.93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261cm" svg:height="0.031cm" svg:x="1.27cm" svg:y="11.094cm" svg:viewBox="0 0 4262 32" draw:points="0,32 4262,32 4262,0 0,0">
          <text:p/>
        </draw:polygon>
        <draw:frame draw:style-name="gr1" draw:text-style-name="P2" draw:layer="layout" svg:width="4.4cm" svg:height="0.475cm" svg:x="1.27cm" svg:y="10.667cm">
          <draw:text-box>
            <text:p text:style-name="P1"><text:span text:style-name="T1">Input Module selected: </text:span></text:p>
          </draw:text-box>
        </draw:frame>
        <draw:frame draw:style-name="gr1" draw:text-style-name="P2" draw:layer="layout" svg:width="0.422cm" svg:height="0.475cm" svg:x="1.905cm" svg:y="11.397cm">
          <draw:text-box>
            <text:p text:style-name="P1"><text:span text:style-name="T1">● </text:span></text:p>
          </draw:text-box>
        </draw:frame>
        <draw:frame draw:style-name="gr1" draw:text-style-name="P2" draw:layer="layout" svg:width="2.343cm" svg:height="0.475cm" svg:x="2.54cm" svg:y="11.397cm">
          <draw:text-box>
            <text:p text:style-name="P1"><text:span text:style-name="T1">5069-IB16F </text:span></text:p>
          </draw:text-box>
        </draw:frame>
        <draw:frame draw:style-name="gr1" draw:text-style-name="P2" draw:layer="layout" svg:width="0.422cm" svg:height="0.475cm" svg:x="1.905cm" svg:y="12.127cm">
          <draw:text-box>
            <text:p text:style-name="P1"><text:span text:style-name="T1">● </text:span></text:p>
          </draw:text-box>
        </draw:frame>
        <draw:frame draw:style-name="gr1" draw:text-style-name="P2" draw:layer="layout" svg:width="1.848cm" svg:height="0.475cm" svg:x="2.54cm" svg:y="12.127cm">
          <draw:text-box>
            <text:p text:style-name="P1"><text:span text:style-name="T1">16 points </text:span></text:p>
          </draw:text-box>
        </draw:frame>
        <draw:frame draw:style-name="gr1" draw:text-style-name="P2" draw:layer="layout" svg:width="0.422cm" svg:height="0.475cm" svg:x="1.905cm" svg:y="12.857cm">
          <draw:text-box>
            <text:p text:style-name="P1"><text:span text:style-name="T1">● </text:span></text:p>
          </draw:text-box>
        </draw:frame>
        <draw:frame draw:style-name="gr1" draw:text-style-name="P2" draw:layer="layout" svg:width="15.229cm" svg:height="0.475cm" svg:x="2.54cm" svg:y="12.857cm">
          <draw:text-box>
            <text:p text:style-name="P1"><text:span text:style-name="T1">https://configurator.rockwellautomation.com/#/configurator/5069-IB16F/summary </text:span></text:p>
          </draw:text-box>
        </draw:frame>
        <draw:frame draw:style-name="gr1" draw:text-style-name="P2" draw:layer="layout" svg:width="0.422cm" svg:height="0.475cm" svg:x="4.926cm" svg:y="18.18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589cm" svg:height="0.032cm" svg:x="1.27cm" svg:y="19.256cm" svg:viewBox="0 0 4590 33" draw:points="0,33 4590,33 4590,0 0,0">
          <text:p/>
        </draw:polygon>
        <draw:frame draw:style-name="gr1" draw:text-style-name="P2" draw:layer="layout" svg:width="4.731cm" svg:height="0.475cm" svg:x="1.27cm" svg:y="18.829cm">
          <draw:text-box>
            <text:p text:style-name="P1"><text:span text:style-name="T1">Output Module selected: </text:span></text:p>
          </draw:text-box>
        </draw:frame>
        <draw:frame draw:style-name="gr1" draw:text-style-name="P2" draw:layer="layout" svg:width="0.422cm" svg:height="0.475cm" svg:x="1.905cm" svg:y="19.559cm">
          <draw:text-box>
            <text:p text:style-name="P1"><text:span text:style-name="T1">● </text:span></text:p>
          </draw:text-box>
        </draw:frame>
        <draw:frame draw:style-name="gr1" draw:text-style-name="P2" draw:layer="layout" svg:width="2.296cm" svg:height="0.475cm" svg:x="2.54cm" svg:y="19.559cm">
          <draw:text-box>
            <text:p text:style-name="P1"><text:span text:style-name="T1">5069-OB16 </text:span></text:p>
          </draw:text-box>
        </draw:frame>
        <draw:frame draw:style-name="gr1" draw:text-style-name="P2" draw:layer="layout" svg:width="0.422cm" svg:height="0.475cm" svg:x="1.905cm" svg:y="20.29cm">
          <draw:text-box>
            <text:p text:style-name="P1"><text:span text:style-name="T1">● </text:span></text:p>
          </draw:text-box>
        </draw:frame>
        <draw:frame draw:style-name="gr1" draw:text-style-name="P2" draw:layer="layout" svg:width="1.848cm" svg:height="0.475cm" svg:x="2.54cm" svg:y="20.29cm">
          <draw:text-box>
            <text:p text:style-name="P1"><text:span text:style-name="T1">16 points </text:span></text:p>
          </draw:text-box>
        </draw:frame>
        <draw:frame draw:style-name="gr1" draw:text-style-name="P2" draw:layer="layout" svg:width="0.422cm" svg:height="0.475cm" svg:x="1.905cm" svg:y="21.02cm">
          <draw:text-box>
            <text:p text:style-name="P1"><text:span text:style-name="T1">● </text:span></text:p>
          </draw:text-box>
        </draw:frame>
        <draw:frame draw:style-name="gr1" draw:text-style-name="P2" draw:layer="layout" svg:width="15.183cm" svg:height="0.475cm" svg:x="2.54cm" svg:y="21.02cm">
          <draw:text-box>
            <text:p text:style-name="P1"><text:span text:style-name="T1">https://configurator.rockwellautomation.com/#/configurator/5069-OB16/summary </text:span></text:p>
          </draw:text-box>
        </draw:frame>
        <draw:frame draw:style-name="gr3" draw:text-style-name="P4" draw:layer="layout" svg:width="3.655cm" svg:height="4.996cm" svg:x="1.27cm" svg:y="13.572cm">
          <draw:image xlink:href="Pictures/10000000000001160000017C583162DEE09F860F.jpg" xlink:type="simple" xlink:show="embed" xlink:actuate="onLoad">
            <text:p/>
          </draw:image>
        </draw:frame>
        <draw:frame draw:style-name="gr3" draw:text-style-name="P4" draw:layer="layout" svg:width="3.394cm" svg:height="4.747cm" svg:x="1.27cm" svg:y="21.734cm">
          <draw:image xlink:href="Pictures/10000000000000E20000013CEAF13F18C7A8A26B.jpg" xlink:type="simple" xlink:show="embed" xlink:actuate="onLoad">
            <text:p/>
          </draw:image>
        </draw:frame>
        <draw:frame draw:style-name="gr3" draw:text-style-name="P4" draw:layer="layout" svg:width="3.571cm" svg:height="3.571cm" svg:x="1.27cm" svg:y="6.323cm">
          <draw:image xlink:href="Pictures/100000000000012C0000012C54EBF8F00682555F.jpg" xlink:type="simple" xlink:show="embed" xlink:actuate="onLoad">
            <text:p/>
          </draw:image>
        </draw:frame>
        <draw:frame draw:style-name="gr1" draw:text-style-name="P2" draw:layer="layout" svg:width="0.422cm" svg:height="0.475cm" svg:x="4.666cm" svg:y="26.1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2cm" fo:margin-right="1.2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14T16:59:04.039920086</dc:date>
    <meta:editing-duration>PT20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